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5F4027D599F745C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231cm" fo:min-width="0.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212cm" fo:min-width="0.6cm"/>
    </style:style>
    <style:style style:name="gr4" style:family="graphic" style:parent-style-name="standard">
      <style:graphic-properties draw:stroke="dash" draw:stroke-dash="Dashed_20__28_var_29_" svg:stroke-color="#000000" draw:fill="none" draw:opacity="100%" draw:textarea-horizontal-align="justify" draw:textarea-vertical-align="middle" draw:auto-grow-height="false" fo:min-height="1.35cm" fo:min-width="15.5cm"/>
    </style:style>
    <style:style style:name="gr5" style:family="graphic" style:parent-style-name="objectwithoutfill">
      <style:graphic-properties draw:marker-end="Triangle_20_unfilled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36cm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94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957cm"/>
    </style:style>
    <style:style style:name="gr12" style:family="graphic" style:parent-style-name="standard">
      <style:graphic-properties draw:stroke="none" svg:stroke-color="#000000" draw:fill="none" draw:fill-color="#ffffff" fo:min-height="1.289cm"/>
    </style:style>
    <style:style style:name="gr13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15cm" fo:min-width="15.5cm"/>
    </style:style>
    <style:style style:name="gr14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  <style:text-properties fo:color="#cccccc"/>
    </style:style>
    <style:style style:name="P7" style:family="paragraph">
      <loext:graphic-properties draw:fill="none" draw:fill-color="#ffffff"/>
      <style:text-properties fo:color="#666666"/>
    </style:style>
    <style:style style:name="P8" style:family="paragraph">
      <style:text-properties fo:font-size="8pt" style:text-underline-style="none" style:font-size-asian="8pt" style:font-size-complex="8pt"/>
    </style:style>
    <style:style style:name="P9" style:family="paragraph">
      <loext:graphic-properties draw:fill="none" draw:fill-color="#ffffff"/>
      <style:text-properties fo:font-size="8pt" style:text-underline-style="none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Noto Sans2" fo:font-size="6pt" style:font-name-asian="Noto Sans2" style:font-size-asian="6pt" style:font-name-complex="Noto Sans2" style:font-size-complex="6pt"/>
    </style:style>
    <style:style style:name="T3" style:family="text">
      <style:text-properties style:font-name="Liberation Sans" fo:font-size="6pt" style:font-name-asian="Liberation Sans3" style:font-size-asian="6pt" style:font-name-complex="Liberation Sans3" style:font-size-complex="6pt"/>
    </style:style>
    <style:style style:name="T4" style:family="text">
      <style:text-properties fo:color="#666666" style:font-name="Noto Sans2" fo:font-size="6pt" style:font-name-asian="Noto Sans2" style:font-size-asian="6pt" style:font-name-complex="Noto Sans2" style:font-size-complex="6pt"/>
    </style:style>
    <style:style style:name="T5" style:family="text">
      <style:text-properties fo:color="#666666" style:font-name="Liberation Sans" fo:font-size="6pt" style:font-name-asian="Liberation Sans3" style:font-size-asian="6pt" style:font-name-complex="Liberation Sans3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Liberation Sans3" fo:font-size="7pt" style:font-name-asian="Liberation Sans3" style:font-size-asian="7pt" style:font-name-complex="Liberation Sans3" style:font-size-complex="7pt"/>
    </style:style>
    <style:style style:name="T8" style:family="text">
      <style:text-properties style:font-name="Liberation Sans" fo:font-size="7pt" style:font-name-asian="Liberation Sans3" style:font-size-asian="7pt" style:font-name-complex="Liberation Sans3" style:font-size-complex="7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.124cm" svg:height="1.124cm" svg:x="7cm" svg:y="6.876cm">
          <draw:image xlink:href="Pictures/1000020100000200000002005F4027D599F745C3.png" xlink:type="simple" xlink:show="embed" xlink:actuate="onLoad">
            <text:p/>
          </draw:image>
        </draw:frame>
        <draw:custom-shape draw:style-name="gr2" draw:text-style-name="P3" draw:layer="layout" svg:width="1.1cm" svg:height="0.481cm" svg:x="10.7cm" svg:y="2.419cm">
          <text:p text:style-name="P2"><text:span text:style-name="T1">New issu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124cm" svg:height="1.124cm" svg:x="10.5cm" svg:y="6.8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3.576cm" svg:y="6.776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5.476cm" svg:y="6.776cm">
          <draw:image xlink:href="Pictures/1000020100000200000002005F4027D599F745C3.png" xlink:type="simple" xlink:show="embed" xlink:actuate="onLoad">
            <text:p/>
          </draw:image>
        </draw:frame>
        <draw:frame draw:style-name="gr1" draw:text-style-name="P1" draw:layer="layout" svg:width="1.124cm" svg:height="1.124cm" svg:x="17.7cm" svg:y="6.776cm">
          <draw:image xlink:href="Pictures/1000020100000200000002005F4027D599F745C3.png" xlink:type="simple" xlink:show="embed" xlink:actuate="onLoad">
            <text:p/>
          </draw:image>
        </draw:frame>
        <draw:custom-shape draw:style-name="gr2" draw:text-style-name="P3" draw:layer="layout" svg:width="1.1cm" svg:height="0.481cm" svg:x="7.7cm" svg:y="5.719cm">
          <text:p text:style-name="P2"><text:span text:style-name="T1">Issu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6.1cm" svg:y="5.7cm">
          <text:p text:style-name="P2"><text:span text:style-name="T1">Issu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462cm" svg:x="9.4cm" svg:y="5.738cm">
          <text:p text:style-name="P2"><text:span text:style-name="T1">Issu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0.8cm" svg:y="5.719cm">
          <text:p text:style-name="P2"><text:span text:style-name="T1">Issu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2.1cm" svg:y="5.719cm">
          <text:p text:style-name="P2"><text:span text:style-name="T1">Issu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3.5cm" svg:y="5.719cm">
          <text:p text:style-name="P2"><text:span text:style-name="T1">Issue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6.9cm" svg:y="5.719cm">
          <text:p text:style-name="P2"><text:span text:style-name="T1">Issue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481cm" svg:x="18.7cm" svg:y="5.719cm">
          <text:p text:style-name="P2"><text:span text:style-name="T1">Issue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6cm" svg:height="1.6cm" svg:x="3.9cm" svg:y="5.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cm" svg:y1="6.9cm" svg:x2="6.6cm" svg:y2="6.2cm">
          <text:p/>
        </draw:line>
        <draw:line draw:style-name="gr5" draw:text-style-name="P1" draw:layer="layout" svg:x1="7.8cm" svg:y1="6.9cm" svg:x2="8.3cm" svg:y2="6.2cm">
          <text:p/>
        </draw:line>
        <draw:line draw:style-name="gr5" draw:text-style-name="P1" draw:layer="layout" svg:x1="11.3cm" svg:y1="7cm" svg:x2="12.6cm" svg:y2="6.2cm">
          <text:p/>
        </draw:line>
        <draw:line draw:style-name="gr5" draw:text-style-name="P1" draw:layer="layout" svg:x1="11.2cm" svg:y1="6.9cm" svg:x2="11.4cm" svg:y2="6.2cm">
          <text:p/>
        </draw:line>
        <draw:line draw:style-name="gr5" draw:text-style-name="P1" draw:layer="layout" svg:x1="10.9cm" svg:y1="6.9cm" svg:x2="10.1cm" svg:y2="6.2cm">
          <text:p/>
        </draw:line>
        <draw:line draw:style-name="gr5" draw:text-style-name="P1" draw:layer="layout" svg:x1="14.1cm" svg:y1="6.8cm" svg:x2="14.1cm" svg:y2="6.2cm">
          <text:p/>
        </draw:line>
        <draw:line draw:style-name="gr5" draw:text-style-name="P1" draw:layer="layout" svg:x1="18.1cm" svg:y1="6.9cm" svg:x2="17.4cm" svg:y2="6.2cm">
          <text:p/>
        </draw:line>
        <draw:line draw:style-name="gr5" draw:text-style-name="P1" draw:layer="layout" svg:x1="18.5cm" svg:y1="6.9cm" svg:x2="19.4cm" svg:y2="6.2cm">
          <text:p/>
        </draw:line>
        <draw:line draw:style-name="gr6" draw:text-style-name="P1" draw:layer="layout" svg:x1="10.6cm" svg:y1="2.7cm" svg:x2="6.7cm" svg:y2="5.7cm">
          <text:p/>
        </draw:line>
        <draw:frame draw:style-name="gr7" draw:text-style-name="P5" draw:layer="layout" svg:width="1.4cm" svg:height="0.786cm" draw:transform="rotate (0.705113017805709) translate (8.6cm 3.801cm)">
          <draw:text-box>
            <text:p><text:span text:style-name="T2">α</text:span><text:span text:style-name="T3">= 0.012</text:span></text:p>
          </draw:text-box>
        </draw:frame>
        <draw:line draw:style-name="gr6" draw:text-style-name="P1" draw:layer="layout" svg:x1="10.6cm" svg:y1="3cm" svg:x2="8.2cm" svg:y2="5.7cm">
          <text:p/>
        </draw:line>
        <draw:line draw:style-name="gr6" draw:text-style-name="P1" draw:layer="layout" svg:x1="11cm" svg:y1="3cm" svg:x2="9.9cm" svg:y2="5.7cm">
          <text:p/>
        </draw:line>
        <draw:line draw:style-name="gr6" draw:text-style-name="P1" draw:layer="layout" svg:x1="11.3cm" svg:y1="3cm" svg:x2="14.1cm" svg:y2="5.7cm">
          <text:p/>
        </draw:line>
        <draw:line draw:style-name="gr8" draw:text-style-name="P6" draw:layer="layout" svg:x1="11.7cm" svg:y1="3cm" svg:x2="16.8cm" svg:y2="5.7cm">
          <text:p/>
        </draw:line>
        <draw:frame draw:style-name="gr7" draw:text-style-name="P5" draw:layer="layout" svg:width="1.4cm" svg:height="0.786cm" draw:transform="rotate (0.806691180271779) translate (9.364cm 3.756cm)">
          <draw:text-box>
            <text:p><text:span text:style-name="T2">α</text:span><text:span text:style-name="T3">= 0.24</text:span></text:p>
          </draw:text-box>
        </draw:frame>
        <draw:frame draw:style-name="gr7" draw:text-style-name="P5" draw:layer="layout" svg:width="1.4cm" svg:height="0.786cm" draw:transform="rotate (1.15453530019425) translate (9.962cm 4.273cm)">
          <draw:text-box>
            <text:p><text:span text:style-name="T2">α</text:span><text:span text:style-name="T3">= 0.43</text:span></text:p>
          </draw:text-box>
        </draw:frame>
        <draw:frame draw:style-name="gr7" draw:text-style-name="P5" draw:layer="layout" svg:width="1.4cm" svg:height="0.786cm" draw:transform="rotate (1.61984007877594) translate (10.869cm 4.637cm)">
          <draw:text-box>
            <text:p><text:span text:style-name="T2">α</text:span><text:span text:style-name="T3">= 0.039</text:span></text:p>
          </draw:text-box>
        </draw:frame>
        <draw:frame draw:style-name="gr7" draw:text-style-name="P5" draw:layer="layout" svg:width="1.505cm" svg:height="0.786cm" draw:transform="rotate (-0.781732971968261) translate (12.154cm 3.282cm)">
          <draw:text-box>
            <text:p><text:span text:style-name="T2">α</text:span><text:span text:style-name="T3">= 0.0422</text:span></text:p>
          </draw:text-box>
        </draw:frame>
        <draw:frame draw:style-name="gr9" draw:text-style-name="P7" draw:layer="layout" svg:width="1.597cm" svg:height="0.744cm" draw:transform="rotate (-0.473682358991261) translate (12.679cm 3.1cm)">
          <draw:text-box>
            <text:p><text:span text:style-name="T4">α</text:span><text:span text:style-name="T5">= 0.0098</text:span></text:p>
          </draw:text-box>
        </draw:frame>
        <draw:frame draw:style-name="gr10" draw:text-style-name="P5" draw:layer="layout" svg:width="2cm" svg:height="0.8cm" svg:x="17.8cm" svg:y="2.6cm">
          <draw:text-box>
            <text:p><text:span text:style-name="T6">Min </text:span><text:span text:style-name="T7">α</text:span><text:span text:style-name="T8"> = 0.01</text:span></text:p>
          </draw:text-box>
        </draw:frame>
        <draw:frame draw:style-name="gr11" draw:text-style-name="P5" draw:layer="layout" svg:width="1.7cm" svg:height="1.207cm" svg:x="6.8cm" svg:y="7.793cm">
          <draw:text-box>
            <text:p><text:span text:style-name="T9">Dev 1</text:span></text:p>
          </draw:text-box>
        </draw:frame>
        <draw:frame draw:style-name="gr11" draw:text-style-name="P5" draw:layer="layout" svg:width="1.7cm" svg:height="1.207cm" svg:x="10.3cm" svg:y="7.7cm">
          <draw:text-box>
            <text:p><text:span text:style-name="T9">Dev 2</text:span></text:p>
          </draw:text-box>
        </draw:frame>
        <draw:frame draw:style-name="gr11" draw:text-style-name="P5" draw:layer="layout" svg:width="1.7cm" svg:height="1.207cm" svg:x="13.4cm" svg:y="7.7cm">
          <draw:text-box>
            <text:p><text:span text:style-name="T9">Dev 3</text:span></text:p>
          </draw:text-box>
        </draw:frame>
        <draw:frame draw:style-name="gr11" draw:text-style-name="P5" draw:layer="layout" svg:width="1.7cm" svg:height="1.207cm" svg:x="15.3cm" svg:y="7.693cm">
          <draw:text-box>
            <text:p><text:span text:style-name="T9">Dev 4</text:span></text:p>
          </draw:text-box>
        </draw:frame>
        <draw:frame draw:style-name="gr11" draw:text-style-name="P5" draw:layer="layout" svg:width="1.7cm" svg:height="1.207cm" svg:x="17.5cm" svg:y="7.693cm">
          <draw:text-box>
            <text:p><text:span text:style-name="T9">Dev 5</text:span></text:p>
          </draw:text-box>
        </draw:frame>
        <draw:frame draw:style-name="gr12" draw:text-style-name="P9" draw:layer="layout" svg:width="3.5cm" svg:height="1.539cm" svg:x="3.9cm" svg:y="3.134cm">
          <draw:text-box>
            <text:p text:style-name="P8"><text:span text:style-name="T10">Fitting new issues with resolved - lucena framework+ knn</text:span></text:p>
          </draw:text-box>
        </draw:frame>
        <draw:custom-shape draw:style-name="gr13" draw:text-style-name="P1" draw:layer="layout" svg:width="16cm" svg:height="1.4cm" svg:x="3.9cm" svg:y="3.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2cm" svg:y1="3cm" svg:x2="11.3cm" svg:y2="5.7cm">
          <text:p/>
        </draw:line>
        <draw:frame draw:style-name="gr14" draw:text-style-name="P5" draw:layer="layout" svg:width="2.4cm" svg:height="1.7cm" svg:x="3.7cm" svg:y="5.3cm">
          <draw:text-box>
            <text:p><text:span text:style-name="T11">Predicting resolving issue time by each developer</text:span></text:p>
          </draw:text-box>
        </draw:frame>
        <draw:frame draw:style-name="gr9" draw:text-style-name="P7" draw:layer="layout" svg:width="1.597cm" svg:height="0.744cm" draw:transform="rotate (-0.438601241026175) translate (12.816cm 2.848cm)">
          <draw:text-box>
            <text:p><text:span text:style-name="T4">α</text:span><text:span text:style-name="T5">= 0.0029</text:span></text:p>
          </draw:text-box>
        </draw:frame>
        <draw:frame draw:style-name="gr9" draw:text-style-name="P7" draw:layer="layout" svg:width="1.597cm" svg:height="0.744cm" draw:transform="rotate (-1.10339715311082) translate (11.863cm 3.243cm)">
          <draw:text-box>
            <text:p><text:span text:style-name="T4">α</text:span><text:span text:style-name="T5">= 0.0098</text:span></text:p>
          </draw:text-box>
        </draw:frame>
        <draw:line draw:style-name="gr8" draw:text-style-name="P6" draw:layer="layout" svg:x1="11.8cm" svg:y1="2.9cm" svg:x2="18.6cm" svg:y2="5.6cm">
          <text:p/>
        </draw:line>
        <draw:line draw:style-name="gr8" draw:text-style-name="P6" draw:layer="layout" svg:x1="11.3cm" svg:y1="3cm" svg:x2="12.6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1T15:25:11.129158554</meta:creation-date>
    <dc:date>2016-11-19T12:38:39.832448466</dc:date>
    <meta:editing-duration>PT1H6M2S</meta:editing-duration>
    <meta:editing-cycles>12</meta:editing-cycles>
    <meta:generator>LibreOffice/5.0.3.2$Linux_X86_64 LibreOffice_project/00m0$Build-2</meta:generator>
    <meta:document-statistic meta:object-count="48"/>
  </office:meta>
</office:document-meta>
</file>